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Abyssinica SIL" officeooo:rsid="000eae80" officeooo:paragraph-rsid="001336f9"/>
    </style:style>
    <style:style style:name="P2" style:family="paragraph" style:parent-style-name="Standard">
      <style:paragraph-properties fo:line-height="200%" fo:text-align="start" style:justify-single-word="false"/>
      <style:text-properties style:font-name="Abyssinica SIL" officeooo:rsid="000eae80" officeooo:paragraph-rsid="0014993e"/>
    </style:style>
    <style:style style:name="P3" style:family="paragraph" style:parent-style-name="Standard">
      <style:paragraph-properties fo:line-height="200%" fo:text-align="center" style:justify-single-word="false"/>
      <style:text-properties style:font-name="Abyssinica SIL" fo:font-weight="normal" officeooo:rsid="001ddfdc" officeooo:paragraph-rsid="001ddfdc" style:font-weight-asian="normal" style:font-weight-complex="normal"/>
    </style:style>
    <style:style style:name="T1" style:family="text">
      <style:text-properties style:text-position="super 58%" officeooo:rsid="00109bf2"/>
    </style:style>
    <style:style style:name="T2" style:family="text">
      <style:text-properties officeooo:rsid="00109bf2"/>
    </style:style>
    <style:style style:name="T3" style:family="text">
      <style:text-properties officeooo:rsid="00133983"/>
    </style:style>
    <style:style style:name="T4" style:family="text">
      <style:text-properties officeooo:rsid="0014993e"/>
    </style:style>
    <style:style style:name="T5" style:family="text">
      <style:text-properties officeooo:rsid="0014993e" fo:background-color="transparent" loext:char-shading-value="0"/>
    </style:style>
    <style:style style:name="T6" style:family="text">
      <style:text-properties officeooo:rsid="00161b9e" fo:background-color="transparent" loext:char-shading-value="0"/>
    </style:style>
    <style:style style:name="T7" style:family="text">
      <style:text-properties officeooo:rsid="00190985"/>
    </style:style>
    <style:style style:name="T8" style:family="text">
      <style:text-properties officeooo:rsid="001a8e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ecutive Order 9066: Protecting the “Enemy”</text:p>
      <text:p text:style-name="P2"><text:tab/><text:span text:style-name="T2">An attack on an American naval base at the start of World War II compelled the United States to take action in that war. This attack also caused great civil unrest within the nation. The bombing of Pearl Harbor base in Oahu, Hawaii by Japanese forces on December 7</text:span><text:span text:style-name="T1">th</text:span><text:span text:style-name="T2"> of 1941 provoked the institution of a policy that ordered the movement of all Japanese-descended citizens- disregarding age or financial status- to internment camps, primarily located on America's west coast. The institution of this order and the interning of approximately 70,000 (National Archives) American citizens of Japanese-descent prompted many of the nation's citizens to question their government's motives for doing so. This policy, Executive Order 9066, served the primary purpose of protecting Japanese-Americans from the threat posed by fellow citizens that might harm them as a result of their heritage.</text:span></text:p>
      <text:p text:style-name="P2"><text:tab/><text:span text:style-name="T4">Ample evidence supports the claim that it was not difficult for one to differentiate between Americans of Japanese-descent and </text:span><text:span text:style-name="T5">those of other ethnicities wh</text:span><text:span text:style-name="T6">ose physical features were more similar to each other.</text:span><text:span text:style-name="T5"> Because of their easily recognizable physical features, t</text:span><text:span text:style-name="T4">he population of Japanese-American citizens was constantly hampered, many of them labeled as saboteurs and spies by other citizens (The Munson Report). Japanese Americans could have been harmed by other Americans who would make assumptions about those citizens' loyalties based on their unique appearance. This possibility prompted the establishment of Executive Order 9066, which would order the movement, housing, and isolation of these citizens for their own safety.</text:span></text:p>
      <text:p text:style-name="P1"><text:tab/><text:span text:style-name="T3"> The passing of this order caused controversy. It provoked the belief in many American citizens that this order was instituted for the protection of non-Japanese </text:span><text:soft-page-break/><text:span text:style-name="T3">citizens because of the potential connection those of Japanese-descent could have to Japan and the threat this could pose for national security. However, The Munson Report states that: “there [was] far more danger from communists and people of the Bridges Type on the Coast than there [was] from the Japanese”. The National Archives also explain that: “the objective(s) of the order were to <text:s/>. . . protect persons of Japanese-descent from harm at the hands of Americans.” Both of these resources explain the true, underlying intention of Executive Order 9066.</text:span></text:p>
      <text:p text:style-name="P1"><text:tab/><text:span text:style-name="T8">In a Supreme Court case that debated the justification of this policy and its upholding the rights of citizens, an interned Japanese-American citizen, Fred Korematsu, represented and expressed the popular opinion of interned citizens. Korematsu argued that Japanese-American citizens' individual rights had been violated by being forcibly interned in these camps. This argument was outweighed by the Court's case that the threat posed toward citizens of their heritage gave the government the authority to act with power over the population of American citizens of Japanese-descent. This ultimately justified the policy's institution. <text:s/></text:span></text:p>
      <text:p text:style-name="P1"><text:tab/><text:span text:style-name="T7">The primary purpose of the policy passed to move American citizens of Japanese-descent into internment camps was to protect them from prejudice-driven violence at the hands of non-Japanese Americans. Though its institution stirred controversy between American citizens, its purpose is evident- moving Americans of Japanese-descent provided them protection from the danger posed by other American citizens. Pearl Harbor was a travesty that changed the lives of millions of people; it was ultimately for the betterment of those individu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22:48:18.323766093</meta:creation-date>
    <meta:editing-duration>PT33M24S</meta:editing-duration>
    <meta:editing-cycles>4</meta:editing-cycles>
    <meta:generator>LibreOffice/5.0.3.2$Linux_X86_64 LibreOffice_project/00m0$Build-2</meta:generator>
    <dc:date>2016-06-22T08:11:40.629226537</dc:date>
    <meta:document-statistic meta:table-count="0" meta:image-count="0" meta:object-count="0" meta:page-count="2" meta:paragraph-count="6" meta:word-count="536" meta:character-count="3566" meta:non-whitespace-character-count="3027"/>
  </office:meta>
</office:document-meta>
</file>